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  <style:text-properties style:font-name="Times New Roman" fo:language="sl" fo:country="SI" officeooo:paragraph-rsid="0024f3e3"/>
    </style:style>
    <style:style style:name="P2" style:family="paragraph" style:parent-style-name="Heading_20_2">
      <style:paragraph-properties fo:line-height="115%"/>
      <style:text-properties style:font-name="Times New Roman" fo:language="sl" fo:country="SI" officeooo:paragraph-rsid="00257837"/>
    </style:style>
    <style:style style:name="P3" style:family="paragraph" style:parent-style-name="Heading_20_2">
      <style:paragraph-properties fo:line-height="115%"/>
      <style:text-properties officeooo:paragraph-rsid="0024f3e3"/>
    </style:style>
    <style:style style:name="P4" style:family="paragraph" style:parent-style-name="Text_20_body" style:list-style-name="L4">
      <style:paragraph-properties fo:line-height="115%"/>
      <style:text-properties style:font-name="Times New Roman" fo:language="sl" fo:country="SI" fo:font-weight="normal" officeooo:rsid="00228a3a" officeooo:paragraph-rsid="0021c440" style:font-weight-asian="normal" style:font-weight-complex="normal"/>
    </style:style>
    <style:style style:name="P5" style:family="paragraph" style:parent-style-name="Text_20_body" style:list-style-name="L4">
      <style:paragraph-properties fo:line-height="115%"/>
      <style:text-properties style:font-name="Times New Roman" fo:language="sl" fo:country="SI" fo:font-weight="normal" officeooo:rsid="0021c440" officeooo:paragraph-rsid="0021c440" style:font-weight-asian="normal" style:font-weight-complex="normal"/>
    </style:style>
    <style:style style:name="P6" style:family="paragraph" style:parent-style-name="Text_20_body" style:list-style-name="L4">
      <style:paragraph-properties fo:line-height="115%"/>
      <style:text-properties style:font-name="Times New Roman" fo:language="sl" fo:country="SI" officeooo:rsid="00235c72" officeooo:paragraph-rsid="0021c440"/>
    </style:style>
    <style:style style:name="P7" style:family="paragraph" style:parent-style-name="Text_20_body" style:list-style-name="L12">
      <style:paragraph-properties fo:line-height="115%"/>
      <style:text-properties style:font-name="Times New Roman" fo:language="sl" fo:country="SI" officeooo:rsid="00235c72" officeooo:paragraph-rsid="0024f3e3"/>
    </style:style>
    <style:style style:name="P8" style:family="paragraph" style:parent-style-name="Text_20_body" style:list-style-name="L15">
      <style:paragraph-properties fo:line-height="115%"/>
      <style:text-properties style:font-name="Times New Roman" fo:language="sl" fo:country="SI" officeooo:rsid="00235c72" officeooo:paragraph-rsid="0024f3e3"/>
    </style:style>
    <style:style style:name="P9" style:family="paragraph" style:parent-style-name="Text_20_body" style:list-style-name="L16">
      <style:paragraph-properties fo:line-height="115%"/>
      <style:text-properties style:font-name="Times New Roman" fo:language="sl" fo:country="SI" officeooo:rsid="00235c72" officeooo:paragraph-rsid="0024f3e3"/>
    </style:style>
    <style:style style:name="P10" style:family="paragraph" style:parent-style-name="Text_20_body">
      <style:paragraph-properties fo:line-height="115%"/>
      <style:text-properties style:font-name="Times New Roman" fo:language="sl" fo:country="SI" officeooo:rsid="00235c72" officeooo:paragraph-rsid="0024f3e3"/>
    </style:style>
    <style:style style:name="P11" style:family="paragraph" style:parent-style-name="Text_20_body" style:list-style-name="L8">
      <style:paragraph-properties fo:line-height="115%"/>
      <style:text-properties style:font-name="Times New Roman" fo:language="sl" fo:country="SI" officeooo:rsid="00235c72" officeooo:paragraph-rsid="0024f3e3"/>
    </style:style>
    <style:style style:name="P12" style:family="paragraph" style:parent-style-name="Text_20_body" style:list-style-name="L25">
      <style:paragraph-properties fo:line-height="115%"/>
      <style:text-properties style:font-name="Times New Roman" fo:language="sl" fo:country="SI" officeooo:rsid="00235c72" officeooo:paragraph-rsid="0024f3e3"/>
    </style:style>
    <style:style style:name="P13" style:family="paragraph" style:parent-style-name="Text_20_body" style:list-style-name="L26">
      <style:paragraph-properties fo:line-height="115%"/>
      <style:text-properties style:font-name="Times New Roman" fo:language="sl" fo:country="SI" officeooo:rsid="00235c72" officeooo:paragraph-rsid="0024f3e3"/>
    </style:style>
    <style:style style:name="P14" style:family="paragraph" style:parent-style-name="Text_20_body" style:list-style-name="L27">
      <style:paragraph-properties fo:line-height="115%"/>
      <style:text-properties style:font-name="Times New Roman" fo:language="sl" fo:country="SI" officeooo:rsid="00235c72" officeooo:paragraph-rsid="00257837"/>
    </style:style>
    <style:style style:name="P15" style:family="paragraph" style:parent-style-name="Text_20_body" style:list-style-name="L8">
      <style:paragraph-properties fo:line-height="115%"/>
      <style:text-properties style:font-name="Times New Roman" fo:language="sl" fo:country="SI" officeooo:rsid="0021062a" officeooo:paragraph-rsid="0024f3e3"/>
    </style:style>
    <style:style style:name="P16" style:family="paragraph" style:parent-style-name="Text_20_body" style:list-style-name="L12">
      <style:paragraph-properties fo:line-height="115%"/>
      <style:text-properties style:font-name="Times New Roman" fo:language="sl" fo:country="SI" officeooo:rsid="0021062a" officeooo:paragraph-rsid="0024f3e3"/>
    </style:style>
    <style:style style:name="P17" style:family="paragraph" style:parent-style-name="Text_20_body" style:list-style-name="L23">
      <style:paragraph-properties fo:line-height="115%"/>
      <style:text-properties style:font-name="Times New Roman" fo:language="sl" fo:country="SI" officeooo:rsid="0021062a" officeooo:paragraph-rsid="0024f3e3"/>
    </style:style>
    <style:style style:name="P18" style:family="paragraph" style:parent-style-name="Text_20_body" style:list-style-name="L8">
      <style:paragraph-properties fo:line-height="115%"/>
      <style:text-properties style:font-name="Times New Roman" fo:language="sl" fo:country="SI" officeooo:rsid="00228a3a" officeooo:paragraph-rsid="0024f3e3"/>
    </style:style>
    <style:style style:name="P19" style:family="paragraph" style:parent-style-name="Text_20_body" style:list-style-name="L12">
      <style:paragraph-properties fo:line-height="115%"/>
      <style:text-properties style:font-name="Times New Roman" fo:language="sl" fo:country="SI" officeooo:rsid="00228a3a" officeooo:paragraph-rsid="0024f3e3"/>
    </style:style>
    <style:style style:name="P20" style:family="paragraph" style:parent-style-name="Text_20_body" style:list-style-name="L13">
      <style:paragraph-properties fo:line-height="115%"/>
      <style:text-properties style:font-name="Times New Roman" fo:language="sl" fo:country="SI" officeooo:rsid="00228a3a" officeooo:paragraph-rsid="0024f3e3"/>
    </style:style>
    <style:style style:name="P21" style:family="paragraph" style:parent-style-name="Text_20_body">
      <style:paragraph-properties fo:line-height="115%"/>
      <style:text-properties style:font-name="Times New Roman" fo:language="sl" fo:country="SI" officeooo:rsid="00228a3a" officeooo:paragraph-rsid="0024f3e3"/>
    </style:style>
    <style:style style:name="P22" style:family="paragraph" style:parent-style-name="Text_20_body" style:list-style-name="L22">
      <style:paragraph-properties fo:line-height="115%"/>
      <style:text-properties style:font-name="Times New Roman" fo:language="sl" fo:country="SI" officeooo:rsid="00228a3a" officeooo:paragraph-rsid="0024f3e3"/>
    </style:style>
    <style:style style:name="P23" style:family="paragraph" style:parent-style-name="Text_20_body" style:list-style-name="L8">
      <style:paragraph-properties fo:line-height="115%"/>
      <style:text-properties style:font-name="Times New Roman" fo:language="sl" fo:country="SI" fo:font-weight="bold" officeooo:rsid="0021062a" officeooo:paragraph-rsid="0024f3e3" style:font-weight-asian="bold" style:font-weight-complex="bold"/>
    </style:style>
    <style:style style:name="P24" style:family="paragraph" style:parent-style-name="Text_20_body" style:list-style-name="L8">
      <style:paragraph-properties fo:line-height="115%"/>
      <style:text-properties style:font-name="Times New Roman" fo:language="sl" fo:country="SI" fo:font-weight="bold" officeooo:rsid="0010d81a" officeooo:paragraph-rsid="0024f3e3" style:font-weight-asian="bold" style:font-weight-complex="bold"/>
    </style:style>
    <style:style style:name="P25" style:family="paragraph" style:parent-style-name="Text_20_body" style:list-style-name="L13">
      <style:paragraph-properties fo:line-height="115%"/>
      <style:text-properties style:font-name="Times New Roman" fo:language="sl" fo:country="SI" officeooo:rsid="0022b670" officeooo:paragraph-rsid="0024f3e3"/>
    </style:style>
    <style:style style:name="P26" style:family="paragraph" style:parent-style-name="Text_20_body" style:list-style-name="L14">
      <style:paragraph-properties fo:line-height="115%"/>
      <style:text-properties style:font-name="Times New Roman" fo:language="sl" fo:country="SI" officeooo:rsid="0022b670" officeooo:paragraph-rsid="0024f3e3"/>
    </style:style>
    <style:style style:name="P27" style:family="paragraph" style:parent-style-name="Text_20_body">
      <style:paragraph-properties fo:line-height="115%"/>
      <style:text-properties style:font-name="Times New Roman" fo:language="sl" fo:country="SI" officeooo:rsid="0022b670" officeooo:paragraph-rsid="0024f3e3"/>
    </style:style>
    <style:style style:name="P28" style:family="paragraph" style:parent-style-name="Text_20_body" style:list-style-name="L22">
      <style:paragraph-properties fo:line-height="115%"/>
      <style:text-properties style:font-name="Times New Roman" fo:language="sl" fo:country="SI" officeooo:rsid="0022b670" officeooo:paragraph-rsid="0024f3e3"/>
    </style:style>
    <style:style style:name="P29" style:family="paragraph" style:parent-style-name="Text_20_body" style:list-style-name="L24">
      <style:paragraph-properties fo:line-height="115%"/>
      <style:text-properties style:font-name="Times New Roman" fo:language="sl" fo:country="SI" officeooo:rsid="0022b670" officeooo:paragraph-rsid="0024f3e3"/>
    </style:style>
    <style:style style:name="P30" style:family="paragraph" style:parent-style-name="Text_20_body" style:list-style-name="L15">
      <style:paragraph-properties fo:line-height="115%"/>
      <style:text-properties style:font-name="Times New Roman" fo:language="sl" fo:country="SI" officeooo:paragraph-rsid="0024f3e3"/>
    </style:style>
    <style:style style:name="P31" style:family="paragraph" style:parent-style-name="Text_20_body">
      <style:paragraph-properties fo:line-height="115%"/>
      <style:text-properties style:font-name="Times New Roman" fo:language="sl" fo:country="SI" officeooo:paragraph-rsid="0024f3e3"/>
    </style:style>
    <style:style style:name="P32" style:family="paragraph" style:parent-style-name="Text_20_body" style:list-style-name="L25">
      <style:paragraph-properties fo:line-height="115%"/>
      <style:text-properties style:font-name="Times New Roman" fo:language="sl" fo:country="SI" officeooo:paragraph-rsid="0024f3e3"/>
    </style:style>
    <style:style style:name="P33" style:family="paragraph" style:parent-style-name="Text_20_body" style:list-style-name="L27">
      <style:paragraph-properties fo:line-height="115%"/>
      <style:text-properties style:font-name="Times New Roman" fo:language="sl" fo:country="SI" officeooo:paragraph-rsid="00257837"/>
    </style:style>
    <style:style style:name="P34" style:family="paragraph" style:parent-style-name="Text_20_body" style:list-style-name="L15">
      <style:paragraph-properties fo:line-height="115%"/>
      <style:text-properties style:font-name="Times New Roman" fo:language="sl" fo:country="SI" fo:font-style="normal" officeooo:rsid="00257837" officeooo:paragraph-rsid="00257837" style:font-style-asian="normal" style:font-style-complex="normal"/>
    </style:style>
    <style:style style:name="P35" style:family="paragraph" style:parent-style-name="Text_20_body" style:list-style-name="L25">
      <style:paragraph-properties fo:line-height="115%"/>
      <style:text-properties style:font-name="Times New Roman" fo:language="sl" fo:country="SI" fo:font-style="normal" style:text-underline-style="solid" style:text-underline-width="auto" style:text-underline-color="font-color" fo:font-weight="bold" officeooo:rsid="00257837" officeooo:paragraph-rsid="00257837" style:font-style-asian="normal" style:font-weight-asian="bold" style:font-style-complex="normal" style:font-weight-complex="bold"/>
    </style:style>
    <style:style style:name="P36" style:family="paragraph" style:parent-style-name="Text_20_body" style:list-style-name="L27">
      <style:paragraph-properties fo:line-height="115%"/>
      <style:text-properties style:font-name="Times New Roman" fo:language="sl" fo:country="SI" fo:font-style="normal" style:text-underline-style="solid" style:text-underline-width="auto" style:text-underline-color="font-color" fo:font-weight="bold" officeooo:rsid="00257837" officeooo:paragraph-rsid="00257837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line-height="115%"/>
      <style:text-properties officeooo:rsid="001e5ee9" officeooo:paragraph-rsid="0024f3e3"/>
    </style:style>
    <style:style style:name="P38" style:family="paragraph" style:parent-style-name="Text_20_body" style:list-style-name="L28"/>
    <style:style style:name="P39" style:family="paragraph" style:parent-style-name="Text_20_body">
      <style:paragraph-properties fo:line-height="115%"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fo:language="sl" fo:country="SI" officeooo:rsid="00235c72" officeooo:paragraph-rsid="0024f3e3"/>
    </style:style>
    <style:style style:name="P40" style:family="paragraph" style:parent-style-name="Standard">
      <style:text-properties officeooo:rsid="001e5ee9" officeooo:paragraph-rsid="001e5ee9"/>
    </style:style>
    <style:style style:name="P41" style:family="paragraph" style:parent-style-name="Standard" style:list-style-name="L6">
      <style:text-properties officeooo:rsid="001e5ee9" officeooo:paragraph-rsid="001e5ee9"/>
    </style:style>
    <style:style style:name="P42" style:family="paragraph" style:parent-style-name="Standard">
      <style:text-properties officeooo:rsid="00203834" officeooo:paragraph-rsid="00203834"/>
    </style:style>
    <style:style style:name="P43" style:family="paragraph" style:parent-style-name="Standard">
      <style:text-properties officeooo:rsid="00217b0b" officeooo:paragraph-rsid="00217b0b"/>
    </style:style>
    <style:style style:name="P44" style:family="paragraph" style:parent-style-name="Standard">
      <style:text-properties fo:font-weight="bold" officeooo:rsid="00217b0b" officeooo:paragraph-rsid="00217b0b" style:font-weight-asian="bold" style:font-weight-complex="bold"/>
    </style:style>
    <style:style style:name="P45" style:family="paragraph" style:parent-style-name="Standard">
      <style:text-properties fo:font-weight="normal" officeooo:rsid="00217b0b" officeooo:paragraph-rsid="00217b0b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21c440" officeooo:paragraph-rsid="0021c440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257837" officeooo:paragraph-rsid="00257837" style:font-weight-asian="normal" style:font-weight-complex="normal"/>
    </style:style>
    <style:style style:name="P48" style:family="paragraph" style:parent-style-name="Standard" style:list-style-name="L2">
      <style:text-properties officeooo:paragraph-rsid="0021c440"/>
    </style:style>
    <style:style style:name="P49" style:family="paragraph" style:parent-style-name="Heading_20_1">
      <style:paragraph-properties fo:line-height="115%" fo:padding-left="0cm" fo:padding-right="0cm" fo:padding-top="0cm" fo:padding-bottom="0.074cm" fo:border-left="none" fo:border-right="none" fo:border-top="none" fo:border-bottom="0.99pt solid #000000" style:join-border="false"/>
      <style:text-properties officeooo:rsid="001e5ee9" officeooo:paragraph-rsid="00230ed5"/>
    </style:style>
    <style:style style:name="T1" style:family="text">
      <style:text-properties officeooo:rsid="00203834"/>
    </style:style>
    <style:style style:name="T2" style:family="text">
      <style:text-properties officeooo:rsid="00217b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7b0b" style:font-weight-asian="bold" style:font-weight-complex="bold"/>
    </style:style>
    <style:style style:name="T5" style:family="text">
      <style:text-properties fo:font-weight="bold" officeooo:rsid="00230ed5" style:font-weight-asian="bold" style:font-weight-complex="bold"/>
    </style:style>
    <style:style style:name="T6" style:family="text">
      <style:text-properties fo:font-weight="bold" officeooo:rsid="00228a3a" style:font-weight-asian="bold" style:font-weight-complex="bold"/>
    </style:style>
    <style:style style:name="T7" style:family="text">
      <style:text-properties fo:font-weight="normal" officeooo:rsid="0021c440" style:font-weight-asian="normal" style:font-weight-complex="normal"/>
    </style:style>
    <style:style style:name="T8" style:family="text">
      <style:text-properties officeooo:rsid="00230ed5"/>
    </style:style>
    <style:style style:name="T9" style:family="text">
      <style:text-properties style:font-name="Times New Roman" fo:language="sl" fo:country="SI"/>
    </style:style>
    <style:style style:name="T10" style:family="text">
      <style:text-properties style:font-name="Times New Roman" fo:language="sl" fo:country="SI" officeooo:rsid="00235c72"/>
    </style:style>
    <style:style style:name="T11" style:family="text">
      <style:text-properties style:font-name="Times New Roman" fo:language="sl" fo:country="SI" officeooo:rsid="0024f3e3"/>
    </style:style>
    <style:style style:name="T12" style:family="text">
      <style:text-properties style:font-name="Times New Roman" fo:language="sl" fo:country="SI" officeooo:rsid="00200bb3"/>
    </style:style>
    <style:style style:name="T13" style:family="text">
      <style:text-properties officeooo:rsid="00200bb3"/>
    </style:style>
    <style:style style:name="T14" style:family="text">
      <style:text-properties officeooo:rsid="00228a3a"/>
    </style:style>
    <style:style style:name="T15" style:family="text">
      <style:text-properties officeooo:rsid="003104a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5c72" style:font-style-asian="italic" style:font-style-complex="italic"/>
    </style:style>
    <style:style style:name="T18" style:family="text">
      <style:text-properties officeooo:rsid="003300a1"/>
    </style:style>
    <style:style style:name="T19" style:family="text">
      <style:text-properties officeooo:rsid="0022b670"/>
    </style:style>
    <style:style style:name="T20" style:family="text">
      <style:text-properties officeooo:rsid="00235c72"/>
    </style:style>
    <style:style style:name="T21" style:family="text">
      <style:text-properties fo:font-size="12pt" fo:font-style="italic" style:text-underline-style="none" officeooo:rsid="00235c72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1d1c1d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1d1c1d" fo:font-size="12pt" fo:letter-spacing="normal" fo:font-style="italic" style:text-underline-style="none" fo:font-weight="normal" officeooo:rsid="00235c72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1d1c1d" fo:font-size="12pt" fo:letter-spacing="normal" fo:font-style="italic" style:text-underline-style="none" officeooo:rsid="00235c72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1d1c1d" fo:font-size="12pt" fo:letter-spacing="normal" fo:font-style="italic" officeooo:rsid="00235c72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1d1c1d" fo:font-size="12pt" fo:letter-spacing="normal" style:text-underline-style="none" fo:font-weight="normal" style:font-size-asian="12pt" style:font-size-complex="12pt"/>
    </style:style>
    <style:style style:name="T27" style:family="text">
      <style:text-properties fo:font-variant="normal" fo:text-transform="none" fo:color="#1d1c1d" fo:font-size="12pt" fo:letter-spacing="normal" style:text-underline-style="none" fo:font-weight="normal" officeooo:rsid="00235c72" style:font-size-asian="12pt" style:font-size-complex="12pt"/>
    </style:style>
    <style:style style:name="T28" style:family="text">
      <style:text-properties fo:font-variant="normal" fo:text-transform="none" fo:color="#1d1c1d" fo:font-size="12pt" fo:letter-spacing="normal" style:text-underline-style="none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1d1c1d" fo:font-size="12pt" fo:letter-spacing="normal" style:text-underline-style="none" fo:font-weight="bold" officeooo:rsid="00235c72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1d1c1d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1d1c1d" fo:font-size="12pt" fo:letter-spacing="normal" style:text-underline-style="solid" style:text-underline-width="auto" style:text-underline-color="font-color" fo:font-weight="bold" officeooo:rsid="00235c72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1d1c1d" fo:font-size="12pt" fo:letter-spacing="normal" officeooo:rsid="00235c72" style:font-size-asian="12pt" style:font-size-complex="12pt"/>
    </style:style>
    <style:style style:name="T33" style:family="text">
      <style:text-properties officeooo:rsid="0024f3e3"/>
    </style:style>
    <style:style style:name="T34" style:family="text">
      <style:text-properties officeooo:rsid="0010d81a"/>
    </style:style>
    <style:style style:name="T35" style:family="text">
      <style:text-properties officeooo:rsid="00116668"/>
    </style:style>
    <style:style style:name="T36" style:family="text">
      <style:text-properties officeooo:rsid="00257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Pre</text:span><text:span text:style-name="Strong_20_Emphasis"><text:span text:style-name="T33">dlog</text:span></text:span><text:span text:style-name="Strong_20_Emphasis"> 1: </text:span><text:span text:style-name="Strong_20_Emphasis"><text:span text:style-name="T33">Opredelitev trajnosti – poteben genetski napredek, genetska variabilnosti in ekonomičnost → nato razčlenitev vsake</text:span></text:span></text:p>
      <text:h text:style-name="P3" text:outline-level="2"><text:span text:style-name="T12">1. 1 </text:span><text:span text:style-name="T9">Trajnostno kmetijstvo</text:span></text:h>
      <text:list xml:id="list2783366986" text:style-name="L8">
        <text:list-item>
          <text:p text:style-name="P15">kaj je trajnostno kmetijstvo (FAO definicija)</text:p>
        </text:list-item>
        <text:list-item>
          <text:p text:style-name="P15">kaj je trajnostna selekcija in cilji:</text:p>
          <text:list>
            <text:list-item>
              <text:p text:style-name="P18">učinkovitost v doseganju <text:span text:style-name="T3">genetskega napredka</text:span></text:p>
            </text:list-item>
            <text:list-item>
              <text:p text:style-name="P15"><text:span text:style-name="T14">učinkovitost v ohranjanju </text:span><text:span text:style-name="T3">genetsk</text:span><text:span text:style-name="T6">e</text:span><text:span text:style-name="T3"> variabilnos</text:span><text:span text:style-name="T6">ti</text:span></text:p>
            </text:list-item>
            <text:list-item>
              <text:p text:style-name="P23">ekonomska učinkovitost --<text:span text:style-name="T15">&gt; POTEM RAZČLENIM TE TRI v kontekstu genomske selekcije</text:span></text:p>
            </text:list-item>
          </text:list>
        </text:list-item>
      </text:list>
      <text:p text:style-name="P21"/>
      <text:h text:style-name="P1" text:outline-level="2">1.2 GENOMSKA SELEKCIJA</text:h>
      <text:list xml:id="list3547108295" text:style-name="L12">
        <text:list-item>
          <text:p text:style-name="P16">začetki / zgodovina genomske selekcije<text:span text:style-name="T16"> (Meuwissen, Schaeffer)</text:span></text:p>
        </text:list-item>
        <text:list-item>
          <text:p text:style-name="P19">napoved gEBV </text:p>
          <text:list>
            <text:list-item>
              <text:p text:style-name="P7">referenčna populacija, update</text:p>
            </text:list-item>
            <text:list-item>
              <text:p text:style-name="P19">SNP-BLUP, GBLUP, ssGBLUP, Bayes</text:p>
            </text:list-item>
          </text:list>
        </text:list-item>
        <text:list-item>
          <text:p text:style-name="P19">selekcijska shema pri govedu</text:p>
        </text:list-item>
      </text:list>
      <text:h text:style-name="P1" text:outline-level="2">1.<text:span text:style-name="T14">3</text:span> <text:span text:style-name="T18">UČINKOVITOST DOSEGANJA Genetskega napredka</text:span></text:h>
      <text:list xml:id="list699332477" text:style-name="L13">
        <text:list-item>
          <text:p text:style-name="P20">Enačba <text:span text:style-name="T17">(Falconer and Mackay)</text:span></text:p>
        </text:list-item>
        <text:list-item>
          <text:p text:style-name="P25">vpliv na parametre: točnost, intenzivnost, generacijski interval</text:p>
        </text:list-item>
      </text:list>
      <text:list xml:id="list124018019992118" text:continue-list="list3547108295" text:style-name="L12">
        <text:list-item>
          <text:p text:style-name="P16"><text:span text:style-name="T19">kako je GS spremenila genetski napredek - </text:span>realizirani genetski trendi <text:span text:style-name="T16">(Wiggans, </text:span><text:span text:style-name="T17">Doekes</text:span><text:span text:style-name="T16">)</text:span></text:p>
        </text:list-item>
      </text:list>
      <text:p text:style-name="P31"/>
      <text:h text:style-name="P1" text:outline-level="2">1. 4 <text:span text:style-name="T18">UČINKOVITOST OHRANJANJA </text:span>genetsk<text:span text:style-name="T18">E</text:span> variabilnost<text:span text:style-name="T18">I</text:span></text:h>
      <text:list xml:id="list2861675603" text:style-name="L14">
        <text:list-item>
          <text:p text:style-name="P26">Mere variabilnosti (delta F, delta C, pedigree / GRM / ROH / heterozigotnost, efektivna velikost populacije)</text:p>
        </text:list-item>
        <text:list-item>
          <text:p text:style-name="P26">kako je GS spremenila genetsko variabilnost pri govedu<text:span text:style-name="T16"> </text:span><text:span text:style-name="T17">(Doekes, Daetwyler, Thomasen)</text:span></text:p>
        </text:list-item>
        <text:list-item>
          <text:p text:style-name="P26">kontrola – OCS <text:span text:style-name="T16">(Woolliams, Sonnesen)</text:span></text:p>
        </text:list-item>
      </text:list>
      <text:p text:style-name="P27"/>
      <text:h text:style-name="P1" text:outline-level="2">1.5 <text:span text:style-name="T18">UČINKOVITOST izkoriščanjA genetskih in finančnih virov</text:span></text:h>
      <text:list xml:id="list1602081221" text:style-name="L15">
        <text:list-item>
          <text:p text:style-name="P8">Particija genetskega trenda na izvore – izboljša tudi finančno učinkovitost poslovanja <text:span text:style-name="T16">(García-Cortés)</text:span></text:p>
        </text:list-item>
        <text:list-item>
          <text:p text:style-name="P30"><text:span text:style-name="T20">razporeditev sredstev </text:span><text:span text:style-name="T21">(</text:span><text:span text:style-name="T22">Posbergh, </text:span><text:span text:style-name="T23">PAG reference)</text:span></text:p>
        </text:list-item>
        <text:list-item>
          <text:p text:style-name="P34"><text:soft-page-break/><text:span text:style-name="T31"><text:s/></text:span><text:span text:style-name="T30">tu ne vem točno, kaj pisat</text:span></text:p>
        </text:list-item>
      </text:list>
      <text:p text:style-name="P10"/>
      <text:h text:style-name="P1" text:outline-level="2">1.6 MAJHNE POPULACIJE</text:h>
      <text:list xml:id="list4214845860" text:style-name="L16">
        <text:list-item>
          <text:p text:style-name="P9">Dinamika genetskih parametrov – drif<text:span text:style-name="T36">t</text:span> in inbriding v majhnih populacijah <text:span text:style-name="T16">(Falconer and Mackay: Small populations)</text:span></text:p>
        </text:list-item>
        <text:list-item>
          <text:p text:style-name="P9">Problemi – število živali, višina sredstev</text:p>
        </text:list-item>
        <text:list-item>
          <text:p text:style-name="P9"><text:span text:style-name="Strong_20_Emphasis"><text:span text:style-name="T10">internacionalni konzorciji</text:span></text:span></text:p>
        </text:list-item>
      </text:list>
      <text:h text:style-name="P49" text:outline-level="1"><text:span text:style-name="Strong_20_Emphasis"><text:span text:style-name="T9"/></text:span></text:h>
      <text:p text:style-name="P37"><text:span text:style-name="Strong_20_Emphasis"><text:span text:style-name="T9">Pre</text:span></text:span><text:span text:style-name="Strong_20_Emphasis"><text:span text:style-name="T11">dlog</text:span></text:span><text:span text:style-name="Strong_20_Emphasis"><text:span text:style-name="T9"> </text:span></text:span><text:span text:style-name="Strong_20_Emphasis"><text:span text:style-name="T11">2</text:span></text:span><text:span text:style-name="Strong_20_Emphasis"><text:span text:style-name="T9">: </text:span></text:span><text:span text:style-name="Strong_20_Emphasis"><text:span text:style-name="T11">Opredelitev trajnosti – selekcijska in ekonomska učinkovitost, nato razčlenitev vsake</text:span></text:span></text:p>
      <text:h text:style-name="P3" text:outline-level="2"><text:span text:style-name="T12">1. 1 </text:span><text:span text:style-name="T9">Trajnostno kmetijstvo</text:span></text:h>
      <text:list xml:id="list124018264047087" text:continue-list="list2783366986" text:style-name="L8">
        <text:list-item>
          <text:p text:style-name="P15">kaj je trajnostno kmetijstvo (FAO definicija)</text:p>
        </text:list-item>
        <text:list-item>
          <text:p text:style-name="P24">selekcijska učinkovitost</text:p>
          <text:list>
            <text:list-item>
              <text:p text:style-name="P18">učinkovitost v doseganju <text:span text:style-name="T3">genetskega napredka</text:span></text:p>
            </text:list-item>
            <text:list-item>
              <text:p text:style-name="P15"><text:span text:style-name="T14">učinkovitost v ohranjanju </text:span><text:span text:style-name="T3">genetsk</text:span><text:span text:style-name="T6">e</text:span><text:span text:style-name="T3"> variabilnos</text:span><text:span text:style-name="T6">ti</text:span></text:p>
            </text:list-item>
          </text:list>
        </text:list-item>
        <text:list-item>
          <text:p text:style-name="P23">ekonomska učinkovitost --<text:span text:style-name="T15">&gt; POTEM RAZČLENIM TE DVE v kontekstu genomske selekcije</text:span></text:p>
        </text:list-item>
      </text:list>
      <text:h text:style-name="P1" text:outline-level="2"><text:span text:style-name="T34">1.2 </text:span>GENOMSKA SELEKCIJA</text:h>
      <text:list xml:id="list124017621554836" text:continue-numbering="true" text:style-name="L8">
        <text:list-item>
          <text:p text:style-name="P15">začetki / zgodovina genomske selekcije<text:span text:style-name="T16"> (Meuwissen, Schaeffer)</text:span></text:p>
        </text:list-item>
        <text:list-item>
          <text:p text:style-name="P18">napoved gEBV </text:p>
          <text:list>
            <text:list-item>
              <text:p text:style-name="P11">referenčna populacija, update</text:p>
            </text:list-item>
            <text:list-item>
              <text:p text:style-name="P18">SNP-BLUP, GBLUP, ssGBLUP, Bayes</text:p>
            </text:list-item>
          </text:list>
        </text:list-item>
        <text:list-item>
          <text:p text:style-name="P18">selekcijska shema pri govedu</text:p>
        </text:list-item>
      </text:list>
      <text:h text:style-name="P1" text:outline-level="2"/>
      <text:h text:style-name="P1" text:outline-level="2">1.<text:span text:style-name="T35">3</text:span> <text:span text:style-name="T34">Selekcijska učinkovitost</text:span></text:h>
      <text:h text:style-name="P1" text:outline-level="2"><text:span text:style-name="T35">1</text:span>.<text:span text:style-name="T35">3.1 Genetski napredek </text:span></text:h>
      <text:list xml:id="list920633082" text:style-name="L22">
        <text:list-item>
          <text:p text:style-name="P22">Enačba <text:span text:style-name="T17">(Falconer and Mackay)</text:span></text:p>
        </text:list-item>
        <text:list-item>
          <text:p text:style-name="P28">vpliv na parametre: točnost, intenzivnost, generacijski interval</text:p>
        </text:list-item>
      </text:list>
      <text:list xml:id="list1507495219" text:style-name="L23">
        <text:list-item>
          <text:p text:style-name="P17"><text:span text:style-name="T19">kako je GS spremenila genetski napredek - </text:span>realizirani genetski trendi <text:span text:style-name="T16">(Wiggans, </text:span><text:span text:style-name="T17">Doekes</text:span><text:span text:style-name="T16">)</text:span></text:p>
        </text:list-item>
      </text:list>
      <text:p text:style-name="P31"/>
      <text:h text:style-name="P1" text:outline-level="2"><text:soft-page-break/>1.<text:span text:style-name="T35">3.2</text:span> genetsk<text:span text:style-name="T34">A</text:span> variabilnost</text:h>
      <text:list xml:id="list1373851159" text:style-name="L24">
        <text:list-item>
          <text:p text:style-name="P29">Mere variabilnosti (delta F, delta C, pedigree / GRM / ROH / heterozigotnost, efektivna velikost populacije)</text:p>
        </text:list-item>
        <text:list-item>
          <text:p text:style-name="P29">kako je GS spremenila genetsko variabilnost pri govedu<text:span text:style-name="T16"> </text:span><text:span text:style-name="T17">(Doekes, Daetwyler, Thomasen)</text:span></text:p>
        </text:list-item>
        <text:list-item>
          <text:p text:style-name="P29">kontrola – OCS <text:span text:style-name="T16">(Woolliams, Sonnesen)</text:span></text:p>
        </text:list-item>
      </text:list>
      <text:p text:style-name="P27"/>
      <text:h text:style-name="P1" text:outline-level="2">1.<text:span text:style-name="T35">4 EKONOMSKA UČINKOVITOST</text:span></text:h>
      <text:list xml:id="list2479883287" text:style-name="L25">
        <text:list-item>
          <text:p text:style-name="P12"><text:bookmark-start text:name="__DdeLink__7532_4202995707"/>Particija genetskega trenda na izvore – izboljša tudi finančno učinkovitost poslovanja <text:span text:style-name="T16">(García-Cortés)</text:span></text:p>
        </text:list-item>
        <text:list-item>
          <text:p text:style-name="P32"><text:span text:style-name="T20">razporeditev sredstev </text:span><text:span text:style-name="T21">(</text:span><text:span text:style-name="T22">Posbergh, </text:span><text:span text:style-name="T23">PAG reference)</text:span></text:p>
        </text:list-item>
        <text:list-item>
          <text:p text:style-name="P35"><text:span text:style-name="T32">?????</text:span></text:p>
        </text:list-item>
      </text:list>
      <text:p text:style-name="P10"/>
      <text:h text:style-name="P1" text:outline-level="2">1.<text:span text:style-name="T35">5</text:span> MAJHNE POPULACIJE</text:h>
      <text:list xml:id="list3560016152" text:style-name="L26">
        <text:list-item>
          <text:p text:style-name="P13">Dinamika genetskih parametrov – drif in inbriding v majhnih populacijah <text:span text:style-name="T16">(Falconer and Mackay: Small populations)</text:span></text:p>
        </text:list-item>
        <text:list-item>
          <text:p text:style-name="P13">Problemi – število živali, višina sredstev</text:p>
        </text:list-item>
        <text:list-item>
          <text:p text:style-name="P13"><text:span text:style-name="Strong_20_Emphasis">internacionalni konzorciji</text:span></text:p>
        </text:list-item>
      </text:list>
      <text:p text:style-name="P10"><text:bookmark-end text:name="__DdeLink__7532_4202995707"/><text:span text:style-name="Strong_20_Emphasis"><text:span text:style-name="T10"/></text:span></text:p>
      <text:p text:style-name="P10"><text:span text:style-name="Strong_20_Emphasis"><text:span text:style-name="T10"/></text:span></text:p>
      <text:p text:style-name="P39"><text:span text:style-name="Strong_20_Emphasis"/></text:p>
      <text:p text:style-name="P10"><text:span text:style-name="Strong_20_Emphasis"><text:span text:style-name="T33">Predlog 3: Opredelitev cilja selekcije kot genetski napredek na enoto denarnega vložka – potem razčlenitev vsakega parametra</text:span></text:span></text:p>
      <text:h text:style-name="Heading_20_1" text:outline-level="1">1.<text:span text:style-name="T8">1</text:span> Trajnostno kmetijtvo <text:span text:style-name="T1">in trajnostna selekcija</text:span></text:h>
      <text:list xml:id="list1513345645" text:style-name="L6">
        <text:list-item>
          <text:p text:style-name="P41">doseganje napredka</text:p>
        </text:list-item>
        <text:list-item>
          <text:p text:style-name="P41"><text:span text:style-name="T8">o</text:span>hranjanje variabilnosti</text:p>
        </text:list-item>
        <text:list-item>
          <text:p text:style-name="P41">ekonomska učinkovitost</text:p>
        </text:list-item>
      </text:list>
      <text:p text:style-name="P40"/>
      <text:p text:style-name="P42">→<text:span text:style-name="T2"> cilj:</text:span><text:span text:style-name="T3"> Genetski napredek na enoto investicije </text:span><text:span text:style-name="T5">= </text:span><text:span text:style-name="T4">deltaG per unit spent</text:span></text:p>
      <text:p text:style-name="P44"/>
      <text:h text:style-name="Heading_20_1" text:outline-level="1"><text:span text:style-name="T8">1.2</text:span> Intenzivnost selekcije</text:h>
      <text:list xml:id="list3619432683" text:style-name="L3">
        <text:list-item>
          <text:p text:style-name="P47">Simulacije vpliva intenzivnosti?</text:p>
        </text:list-item>
      </text:list>
      <text:p text:style-name="P45"/>
      <text:h text:style-name="Heading_20_1" text:outline-level="1"><text:span text:style-name="T8">1.</text:span>3 Točnost selekcije<text:tab/></text:h>
      <text:list xml:id="list657815669" text:style-name="L4">
        <text:list-item>
          <text:p text:style-name="P46">napoved EBV</text:p>
        </text:list-item>
        <text:list-item>
          <text:p text:style-name="P46">napoved gEBV</text:p>
          <text:list>
            <text:list-item>
              <text:p text:style-name="P6"><text:soft-page-break/>referenčna populacija, update</text:p>
            </text:list-item>
            <text:list-item>
              <text:p text:style-name="P4">SNP-BLUP, GBLUP, ssGBLUP, Bayes</text:p>
            </text:list-item>
          </text:list>
        </text:list-item>
        <text:list-item>
          <text:p text:style-name="P5">parametri z vplivom na točnost (velikost in struktura reference, število markerjev, genetska arhitektura lastnosti)</text:p>
        </text:list-item>
      </text:list>
      <text:p text:style-name="P45"/>
      <text:h text:style-name="Heading_20_1" text:outline-level="1"><text:span text:style-name="T8">1.</text:span>4 Genetska variabilnost</text:h>
      <text:list xml:id="list230593398" text:style-name="L2">
        <text:list-item>
          <text:p text:style-name="P48"><text:span text:style-name="T7">mere variabilnosti</text:span></text:p>
        </text:list-item>
        <text:list-item>
          <text:p text:style-name="P48"><text:span text:style-name="T7">kaj se zgodi pri GS</text:span></text:p>
        </text:list-item>
        <text:list-item>
          <text:p text:style-name="P48"><text:span text:style-name="T7">kontrola (OCS)</text:span></text:p>
        </text:list-item>
      </text:list>
      <text:p text:style-name="P45"/>
      <text:h text:style-name="Heading_20_1" text:outline-level="1"><text:span text:style-name="T8">1.5</text:span> Generacijski interval</text:h>
      <text:list xml:id="list3550522144" text:style-name="L28">
        <text:list-item>
          <text:p text:style-name="P38">?</text:p>
        </text:list-item>
      </text:list>
      <text:p text:style-name="P45"/>
      <text:h text:style-name="Heading_20_1" text:outline-level="1"><text:span text:style-name="T8">1.</text:span>6 Investicija</text:h>
      <text:list xml:id="list3536295109" text:style-name="L27">
        <text:list-item>
          <text:p text:style-name="P14">Particija genetskega trenda na izvore – izboljša tudi finančno učinkovitost poslovanja <text:span text:style-name="T16">(García-Cortés)</text:span></text:p>
        </text:list-item>
        <text:list-item>
          <text:p text:style-name="P33"><text:span text:style-name="T20">razporeditev sredstev </text:span><text:span text:style-name="T21">(</text:span><text:span text:style-name="T22">Posbergh, </text:span><text:span text:style-name="T23">PAG reference)</text:span></text:p>
        </text:list-item>
        <text:list-item>
          <text:p text:style-name="P36"><text:span text:style-name="T32">?????</text:span></text:p>
          <text:p text:style-name="P14"/>
        </text:list-item>
      </text:list>
      <text:h text:style-name="P2" text:outline-level="2">1.<text:span text:style-name="T36">7</text:span> MAJHNE POPULACIJE</text:h>
      <text:list xml:id="list124017517385862" text:continue-numbering="true" text:style-name="L27">
        <text:list-item>
          <text:p text:style-name="P14">Dinamika genetskih parametrov – drif in inbriding v majhnih populacijah <text:span text:style-name="T16">(Falconer and Mackay: Small populations)</text:span></text:p>
        </text:list-item>
        <text:list-item>
          <text:p text:style-name="P14">Problemi – število živali, višina sredstev</text:p>
        </text:list-item>
        <text:list-item>
          <text:p text:style-name="P14"><text:span text:style-name="Strong_20_Emphasis">internacionalni konzorciji</text:span></text:p>
          <text:p text:style-name="P14"><text:span text:style-name="Strong_20_Emphasis"><text:span text:style-name="T10"/></text:span></text:p>
        </text:list-item>
      </text:list>
      <text:p text:style-name="P43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text-transform="uppercase" style:font-name="Times New Roman1" fo:font-family="'Times New Roman'" style:font-style-name="Bold" style:font-family-generic="roman" style:font-pitch="variable" fo:font-size="12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/>
      <style:text-properties fo:text-transform="uppercase" style:font-name="Times New Roman2" fo:font-family="'Times New Roman'" style:font-style-name="Regular" style:font-family-generic="roman" style:font-pitch="variable" fo:font-size="12pt" fo:font-weight="normal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49:21.056999958</meta:creation-date>
    <dc:date>2020-02-27T12:40:16.430491229</dc:date>
    <meta:editing-duration>P1DT16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89" meta:word-count="567" meta:character-count="4064" meta:non-whitespace-character-count="3632"/>
  </office:meta>
</office:document-meta>
</file>